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038fd" officeooo:paragraph-rsid="001038fd" style:font-weight-asian="bold" style:font-weight-complex="bold"/>
    </style:style>
    <style:style style:name="P2" style:family="paragraph" style:parent-style-name="Standard">
      <style:paragraph-properties fo:text-align="start" style:justify-single-word="false"/>
      <style:text-properties fo:font-size="14pt" fo:font-weight="bold" officeooo:rsid="0020b255" officeooo:paragraph-rsid="0020b255" style:font-weight-asian="bold" style:font-weight-complex="bold"/>
    </style:style>
    <style:style style:name="P3" style:family="paragraph" style:parent-style-name="Standard">
      <style:paragraph-properties fo:text-align="start" style:justify-single-word="false"/>
      <style:text-properties fo:font-size="14pt" fo:font-weight="bold" officeooo:rsid="0020deda" officeooo:paragraph-rsid="0020deda" style:font-weight-asian="bold" style:font-weight-complex="bold"/>
    </style:style>
    <style:style style:name="P4" style:family="paragraph" style:parent-style-name="Standard">
      <style:paragraph-properties fo:text-align="start" style:justify-single-word="false"/>
      <style:text-properties fo:font-size="14pt" fo:font-weight="bold" officeooo:rsid="00236503" officeooo:paragraph-rsid="00236503" style:font-weight-asian="bold" style:font-weight-complex="bold"/>
    </style:style>
    <style:style style:name="P5" style:family="paragraph" style:parent-style-name="Standard">
      <style:paragraph-properties fo:text-align="start" style:justify-single-word="false"/>
      <style:text-properties fo:font-size="14pt" fo:font-style="normal" fo:font-weight="bold" officeooo:rsid="0014aa36" officeooo:paragraph-rsid="0014aa36"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ize="14pt" fo:font-style="normal" fo:font-weight="bold" officeooo:rsid="00273b86" officeooo:paragraph-rsid="00273b86"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ize="14pt" fo:font-style="italic" fo:font-weight="bold" officeooo:rsid="0025a001" officeooo:paragraph-rsid="0025a001"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font-size="16pt" fo:font-weight="bold" officeooo:rsid="001038fd" officeooo:paragraph-rsid="001038fd" style:font-weight-asian="bold" style:font-weight-complex="bold"/>
    </style:style>
    <style:style style:name="P9" style:family="paragraph" style:parent-style-name="Standard" style:list-style-name="L1">
      <style:paragraph-properties fo:text-align="start" style:justify-single-word="false"/>
      <style:text-properties fo:font-size="12pt" fo:font-weight="normal" officeooo:rsid="0011fdbb" officeooo:paragraph-rsid="0011fdbb" style:font-weight-asian="normal" style:font-weight-complex="normal"/>
    </style:style>
    <style:style style:name="P10" style:family="paragraph" style:parent-style-name="Standard">
      <style:paragraph-properties fo:text-align="start" style:justify-single-word="false"/>
      <style:text-properties fo:font-size="12pt" fo:font-weight="normal" officeooo:rsid="0011fdbb" officeooo:paragraph-rsid="0011fdbb" style:font-weight-asian="normal" style:font-weight-complex="normal"/>
    </style:style>
    <style:style style:name="P11" style:family="paragraph" style:parent-style-name="Standard" style:list-style-name="L7">
      <style:paragraph-properties fo:text-align="start" style:justify-single-word="false"/>
      <style:text-properties fo:font-size="12pt" fo:font-weight="normal" officeooo:rsid="0020b255" officeooo:paragraph-rsid="0020b255" style:font-weight-asian="normal" style:font-weight-complex="normal"/>
    </style:style>
    <style:style style:name="P12" style:family="paragraph" style:parent-style-name="Standard" style:list-style-name="L7">
      <style:paragraph-properties fo:text-align="start" style:justify-single-word="false"/>
      <style:text-properties fo:font-size="12pt" fo:font-weight="normal" officeooo:rsid="0020deda" officeooo:paragraph-rsid="0020deda" style:font-weight-asian="normal" style:font-weight-complex="normal"/>
    </style:style>
    <style:style style:name="P13" style:family="paragraph" style:parent-style-name="Standard" style:list-style-name="L8">
      <style:paragraph-properties fo:text-align="start" style:justify-single-word="false"/>
      <style:text-properties fo:font-size="12pt" fo:font-weight="normal" officeooo:rsid="00220101" officeooo:paragraph-rsid="00220101" style:font-weight-asian="normal" style:font-weight-complex="normal"/>
    </style:style>
    <style:style style:name="P14" style:family="paragraph" style:parent-style-name="Standard">
      <style:paragraph-properties fo:text-align="start" style:justify-single-word="false"/>
      <style:text-properties fo:font-size="12pt" fo:font-weight="normal" officeooo:rsid="00220101" officeooo:paragraph-rsid="00220101" style:font-weight-asian="normal" style:font-weight-complex="normal"/>
    </style:style>
    <style:style style:name="P15" style:family="paragraph" style:parent-style-name="Standard" style:list-style-name="L2">
      <style:paragraph-properties fo:text-align="start" style:justify-single-word="false"/>
      <style:text-properties fo:font-size="12pt" fo:font-style="italic" fo:font-weight="normal" officeooo:rsid="00159b04" officeooo:paragraph-rsid="00159b04" style:font-style-asian="italic" style:font-weight-asian="normal" style:font-style-complex="italic" style:font-weight-complex="normal"/>
    </style:style>
    <style:style style:name="P16" style:family="paragraph" style:parent-style-name="Standard" style:list-style-name="L10">
      <style:paragraph-properties fo:text-align="start" style:justify-single-word="false"/>
      <style:text-properties fo:font-size="12pt" fo:font-style="italic" fo:font-weight="normal" officeooo:rsid="00273b86" officeooo:paragraph-rsid="00273b86"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ize="12pt" fo:font-style="italic" fo:font-weight="normal" officeooo:rsid="00273b86" officeooo:paragraph-rsid="00273b86" style:font-style-asian="italic" style:font-weight-asian="normal" style:font-style-complex="italic" style:font-weight-complex="normal"/>
    </style:style>
    <style:style style:name="P18" style:family="paragraph" style:parent-style-name="Standard" style:list-style-name="L9">
      <style:paragraph-properties fo:text-align="start" style:justify-single-word="false"/>
      <style:text-properties fo:font-size="12pt" fo:font-style="italic" fo:font-weight="bold" officeooo:rsid="00253fca" officeooo:paragraph-rsid="00253fca"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font-size="12pt" fo:font-style="italic" fo:font-weight="bold" officeooo:rsid="00253fca" officeooo:paragraph-rsid="00253fca" style:font-style-asian="italic" style:font-weight-asian="bold" style:font-style-complex="italic" style:font-weight-complex="bold"/>
    </style:style>
    <style:style style:name="P20" style:family="paragraph" style:parent-style-name="Standard" style:list-style-name="L9">
      <style:paragraph-properties fo:text-align="start" style:justify-single-word="false"/>
      <style:text-properties fo:font-size="12pt" fo:font-style="italic" fo:font-weight="bold" officeooo:rsid="00273b86" officeooo:paragraph-rsid="00273b86" style:font-style-asian="italic" style:font-weight-asian="bold" style:font-style-complex="italic" style:font-weight-complex="bold"/>
    </style:style>
    <style:style style:name="P21" style:family="paragraph" style:parent-style-name="Standard" style:list-style-name="L2">
      <style:paragraph-properties fo:text-align="start" style:justify-single-word="false"/>
      <style:text-properties fo:font-size="12pt" fo:font-style="normal" fo:font-weight="normal" officeooo:rsid="00159b04" officeooo:paragraph-rsid="00159b04" style:font-style-asian="normal" style:font-weight-asian="normal" style:font-style-complex="normal" style:font-weight-complex="normal"/>
    </style:style>
    <style:style style:name="P22" style:family="paragraph" style:parent-style-name="Standard" style:list-style-name="L3">
      <style:paragraph-properties fo:text-align="start" style:justify-single-word="false"/>
      <style:text-properties fo:font-size="12pt" fo:font-style="normal" fo:font-weight="normal" officeooo:rsid="00160b5d" officeooo:paragraph-rsid="00160b5d" style:font-style-asian="normal" style:font-weight-asian="normal" style:font-style-complex="normal" style:font-weight-complex="normal"/>
    </style:style>
    <style:style style:name="P23" style:family="paragraph" style:parent-style-name="Standard" style:list-style-name="L3">
      <style:paragraph-properties fo:text-align="start" style:justify-single-word="false"/>
      <style:text-properties fo:font-size="12pt" fo:font-style="normal" fo:font-weight="normal" officeooo:rsid="001785a7" officeooo:paragraph-rsid="001785a7" style:font-style-asian="normal" style:font-weight-asian="normal" style:font-style-complex="normal" style:font-weight-complex="normal"/>
    </style:style>
    <style:style style:name="P24" style:family="paragraph" style:parent-style-name="Standard" style:list-style-name="L3">
      <style:paragraph-properties fo:text-align="start" style:justify-single-word="false"/>
      <style:text-properties fo:font-size="12pt" fo:font-style="normal" fo:font-weight="normal" officeooo:rsid="0017df11" officeooo:paragraph-rsid="0017df11" style:font-style-asian="normal" style:font-weight-asian="normal" style:font-style-complex="normal" style:font-weight-complex="normal"/>
    </style:style>
    <style:style style:name="P25" style:family="paragraph" style:parent-style-name="Standard" style:list-style-name="L4">
      <style:paragraph-properties fo:text-align="start" style:justify-single-word="false"/>
      <style:text-properties fo:font-size="12pt" fo:font-style="normal" fo:font-weight="normal" officeooo:rsid="0017df11" officeooo:paragraph-rsid="0017df11" style:font-style-asian="normal" style:font-weight-asian="normal" style:font-style-complex="normal" style:font-weight-complex="normal"/>
    </style:style>
    <style:style style:name="P26" style:family="paragraph" style:parent-style-name="Standard" style:list-style-name="L4">
      <style:paragraph-properties fo:text-align="start" style:justify-single-word="false"/>
      <style:text-properties fo:font-size="12pt" fo:font-style="normal" fo:font-weight="normal" officeooo:rsid="001b0193" officeooo:paragraph-rsid="001b0193" style:font-style-asian="normal" style:font-weight-asian="normal" style:font-style-complex="normal" style:font-weight-complex="normal"/>
    </style:style>
    <style:style style:name="P27" style:family="paragraph" style:parent-style-name="Standard" style:list-style-name="L5">
      <style:paragraph-properties fo:text-align="start" style:justify-single-word="false"/>
      <style:text-properties fo:font-size="12pt" fo:font-style="normal" fo:font-weight="normal" officeooo:rsid="001cc95e" officeooo:paragraph-rsid="001cc95e" style:font-style-asian="normal" style:font-weight-asian="normal" style:font-style-complex="normal" style:font-weight-complex="normal"/>
    </style:style>
    <style:style style:name="P28" style:family="paragraph" style:parent-style-name="Standard" style:list-style-name="L10">
      <style:paragraph-properties fo:text-align="start" style:justify-single-word="false"/>
      <style:text-properties fo:font-size="12pt" fo:font-style="normal" fo:font-weight="normal" officeooo:rsid="00273b86" officeooo:paragraph-rsid="00273b86" style:font-style-asian="normal" style:font-weight-asian="normal" style:font-style-complex="normal" style:font-weight-complex="normal"/>
    </style:style>
    <style:style style:name="P29" style:family="paragraph" style:parent-style-name="Standard" style:list-style-name="L11">
      <style:paragraph-properties fo:text-align="start" style:justify-single-word="false"/>
      <style:text-properties fo:font-size="12pt" fo:font-style="normal" fo:font-weight="normal" officeooo:rsid="00273b86" officeooo:paragraph-rsid="00273b86" style:font-style-asian="normal" style:font-weight-asian="normal" style:font-style-complex="normal" style:font-weight-complex="normal"/>
    </style:style>
    <style:style style:name="P30" style:family="paragraph" style:parent-style-name="Standard" style:list-style-name="L6">
      <style:paragraph-properties fo:text-align="start" style:justify-single-word="false"/>
      <style:text-properties officeooo:paragraph-rsid="001cc95e"/>
    </style:style>
    <style:style style:name="P31" style:family="paragraph" style:parent-style-name="Standard" style:list-style-name="L6">
      <style:paragraph-properties fo:text-align="start" style:justify-single-word="false"/>
      <style:text-properties officeooo:paragraph-rsid="001f0869"/>
    </style:style>
    <style:style style:name="P32" style:family="paragraph" style:parent-style-name="Standard">
      <style:paragraph-properties fo:text-align="start" style:justify-single-word="false"/>
      <style:text-properties officeooo:paragraph-rsid="001f0869"/>
    </style:style>
    <style:style style:name="P33" style:family="paragraph" style:parent-style-name="Standard" style:list-style-name="L9">
      <style:paragraph-properties fo:text-align="start" style:justify-single-word="false"/>
      <style:text-properties officeooo:paragraph-rsid="00253fca"/>
    </style:style>
    <style:style style:name="P34" style:family="paragraph" style:parent-style-name="Standard" style:list-style-name="L6">
      <style:paragraph-properties fo:text-align="start" style:justify-single-word="false"/>
      <style:text-properties officeooo:rsid="001ce643" officeooo:paragraph-rsid="001ce643"/>
    </style:style>
    <style:style style:name="P35" style:family="paragraph" style:parent-style-name="Standard" style:list-style-name="L6">
      <style:paragraph-properties fo:text-align="start" style:justify-single-word="false"/>
      <style:text-properties officeooo:rsid="001d6351" officeooo:paragraph-rsid="001d6351"/>
    </style:style>
    <style:style style:name="P36" style:family="paragraph" style:parent-style-name="Standard" style:list-style-name="L9">
      <style:paragraph-properties fo:text-align="start" style:justify-single-word="false"/>
      <style:text-properties officeooo:rsid="00253fca" officeooo:paragraph-rsid="00253fc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2fc47" style:font-style-asian="normal" style:font-style-complex="normal"/>
    </style:style>
    <style:style style:name="T4" style:family="text">
      <style:text-properties fo:font-style="normal" officeooo:rsid="001f0869"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bold" officeooo:rsid="001785a7"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1785a7"/>
    </style:style>
    <style:style style:name="T11" style:family="text">
      <style:text-properties fo:font-size="12pt" fo:font-style="normal" fo:font-weight="normal" style:font-style-asian="normal" style:font-weight-asian="normal" style:font-style-complex="normal" style:font-weight-complex="normal"/>
    </style:style>
    <style:style style:name="T12" style:family="text">
      <style:text-properties fo:font-size="12pt" fo:font-style="normal" fo:font-weight="normal" officeooo:rsid="001cc95e" style:font-style-asian="normal" style:font-weight-asian="normal" style:font-style-complex="normal" style:font-weight-complex="normal"/>
    </style:style>
    <style:style style:name="T13" style:family="text">
      <style:text-properties fo:font-size="12pt" fo:font-style="normal" fo:font-weight="normal" officeooo:rsid="001f0869" style:font-style-asian="normal" style:font-weight-asian="normal" style:font-style-complex="normal" style:font-weight-complex="normal"/>
    </style:style>
    <style:style style:name="T14" style:family="text">
      <style:text-properties fo:font-size="12pt" fo:font-style="normal" fo:font-weight="normal" officeooo:rsid="00253fca" style:font-style-asian="normal" style:font-weight-asian="normal" style:font-style-complex="normal" style:font-weight-complex="normal"/>
    </style:style>
    <style:style style:name="T15" style:family="text">
      <style:text-properties fo:font-size="12pt" fo:font-style="italic" fo:font-weight="normal" style:font-style-asian="italic" style:font-weight-asian="normal" style:font-style-complex="italic" style:font-weight-complex="normal"/>
    </style:style>
    <style:style style:name="T16" style:family="text">
      <style:text-properties fo:font-size="12pt" fo:font-style="italic" fo:font-weight="normal" officeooo:rsid="00253fca" style:font-style-asian="italic" style:font-weight-asian="normal" style:font-style-complex="italic" style:font-weight-complex="normal"/>
    </style:style>
    <style:style style:name="T17" style:family="text">
      <style:text-properties fo:font-size="12pt" fo:font-style="italic" fo:font-weight="bold" officeooo:rsid="00253fca"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uby Arrays</text:p>
      <text:p text:style-name="P2">Bang suffix</text:p>
      <text:list xml:id="list580813356" text:style-name="L7">
        <text:list-item>
          <text:p text:style-name="P11">The bang suffix &lt; ! &gt; will force the method to modify the object it's called on. In Ruby, these are called 'dangerous methods' because they change the state of an object that could be referenced elsewhere.</text:p>
          <text:list>
            <text:list-item>
              <text:p text:style-name="P12"><text:span text:style-name="T7">Some methods with !</text:span> will not change the caller permanently.</text:p>
            </text:list-item>
          </text:list>
        </text:list-item>
      </text:list>
      <text:p text:style-name="P1"/>
      <text:p text:style-name="P1">Arrays</text:p>
      <text:list xml:id="list3120976957" text:style-name="L1">
        <text:list-item>
          <text:p text:style-name="P9">Arrays is a ordered list. Each item is called an <text:span text:style-name="T5">element.</text:span><text:span text:style-name="T3"> An array can contain any combination of variables, numbers, strings, or Ruby objects. It is advisable to keep similar data types in separate arrays.</text:span></text:p>
        </text:list-item>
      </text:list>
      <text:p text:style-name="P10"><text:span text:style-name="T3"/></text:p>
      <text:p text:style-name="P5">Creating Arrays</text:p>
      <text:list xml:id="list3925376920" text:style-name="L2">
        <text:list-item>
          <text:p text:style-name="P21">An array is commonly created with an <text:span text:style-name="T7">array literal</text:span>, which is used to create instances of an array object. To create a new array using an array literal, use square brackets [].</text:p>
        </text:list-item>
        <text:list-item>
          <text:p text:style-name="P21">An array can also be created using <text:span text:style-name="T1">Array.new</text:span> method. This method takes up to 2 optional arguements (initial size and default value).</text:p>
          <text:list>
            <text:list-item>
              <text:p text:style-name="P15">Array.new(3, true) #=&gt; [true, true, true]</text:p>
              <text:p text:style-name="P15"/>
            </text:list-item>
          </text:list>
        </text:list-item>
      </text:list>
      <text:p text:style-name="P5">Accessing Elements</text:p>
      <text:list xml:id="list136689586" text:style-name="L3">
        <text:list-item>
          <text:p text:style-name="P22">Every element in the array has an <text:span text:style-name="T7">index</text:span><text:span text:style-name="T10">, which is a numerical representation of the element's position in the array. In Ruby, arrays use </text:span><text:span text:style-name="T8">zero-based indexing </text:span><text:span text:style-name="T10">(starts from 0).</text:span></text:p>
          <text:list>
            <text:list-item>
              <text:p text:style-name="P23">Calling an invalid position will result in <text:span text:style-name="T1">nil</text:span>.</text:p>
            </text:list-item>
            <text:list-item>
              <text:p text:style-name="P23">Calling negative indexes will return elements starting from the <text:span text:style-name="T1">end</text:span> of an array. [starts at -1]</text:p>
            </text:list-item>
          </text:list>
        </text:list-item>
        <text:list-item>
          <text:p text:style-name="P24">Ruby provides <text:span text:style-name="T1">#first</text:span> and <text:span text:style-name="T1">#last</text:span> array method which takes an integer argument that contains the first or last <text:span text:style-name="T1">n</text:span> elements of the array.</text:p>
          <text:list>
            <text:list-header>
              <text:p text:style-name="P23"/>
            </text:list-header>
          </text:list>
        </text:list-item>
      </text:list>
      <text:p text:style-name="P5">Adding and Removing Elements</text:p>
      <text:list xml:id="list3971429162" text:style-name="L4">
        <text:list-item>
          <text:p text:style-name="P25">Adding an element can be done with <text:span text:style-name="T1">#push</text:span> method or the shovel operator &lt; <text:span text:style-name="T7">&lt;&lt;</text:span> &gt;. </text:p>
        </text:list-item>
        <text:list-item>
          <text:p text:style-name="P25">The <text:span text:style-name="T1">#pop</text:span> method removes an element at the end of an array and return the element that was removed.</text:p>
        </text:list-item>
        <text:list-item>
          <text:p text:style-name="P26">The methods <text:span text:style-name="T1">#shift</text:span> and <text:span text:style-name="T1">#unshift</text:span> are used to add and remove elements at the beginning of an array.</text:p>
          <text:list>
            <text:list-item>
              <text:p text:style-name="P26">The <text:span text:style-name="T1">#shift</text:span> method removes the first element and returns that element.</text:p>
            </text:list-item>
            <text:list-item>
              <text:p text:style-name="P26">The <text:span text:style-name="T1">#unshift</text:span> method adds elements to the beginning of an array and returns that array.</text:p>
            </text:list-item>
          </text:list>
          <text:p text:style-name="P25"/>
        </text:list-item>
      </text:list>
      <text:p text:style-name="P5">Adding and Subtracting Arrays</text:p>
      <text:list xml:id="list1477694062" text:style-name="L5">
        <text:list-item>
          <text:p text:style-name="P27">Adding two arrays will concatenate them. | [1, 2, 3] + [3, 4, 5] =&gt; [1, 2, 3, 3, 4, 5]</text:p>
        </text:list-item>
        <text:list-item>
          <text:p text:style-name="P27">The <text:span text:style-name="T1">concat</text:span> method works similarly.</text:p>
        </text:list-item>
        <text:list-item>
          <text:p text:style-name="P27">Subtracting arrays will return a copy of the first array, removing any elements that were in the second array. | [1, 1, 1, 1, 2, 3, 4] - [1, 4] =&gt; [2, 3]</text:p>
          <text:p text:style-name="P27"/>
        </text:list-item>
      </text:list>
      <text:p text:style-name="P5">Basic Methods</text:p>
      <text:list xml:id="list3494705745" text:style-name="L6">
        <text:list-item>
          <text:p text:style-name="P30"><text:span text:style-name="T12">Ruby doc: </text:span><text:a xlink:type="simple" xlink:href="https://ruby-doc.org/core-3.0.2/" text:style-name="Internet_20_link" text:visited-style-name="Visited_20_Internet_20_Link"><text:span text:style-name="T12">Ruby Core API</text:span></text:a></text:p>
        </text:list-item>
        <text:list-item>
          <text:p text:style-name="P34"><text:span text:style-name="T12">C</text:span><text:span text:style-name="T11">alling </text:span><text:span text:style-name="T15">#methods </text:span><text:span text:style-name="T11">will yield a list of available methods.</text:span></text:p>
        </text:list-item>
        <text:list-item>
          <text:p text:style-name="P35"><text:span text:style-name="T11">Pay attention when modifying arrays to determine if a method will </text:span><text:span text:style-name="T15">mutate</text:span><text:span text:style-name="T11"> the caller. Some methods changes the caller, while others return a copy of the modified original.</text:span></text:p>
          <text:list>
            <text:list-item>
              <text:p text:style-name="P31"><text:soft-page-break/><text:span text:style-name="T13">destructive vs non-destructive</text:span></text:p>
            </text:list-item>
          </text:list>
        </text:list-item>
      </text:list>
      <text:p text:style-name="P32"><text:span text:style-name="T13"/></text:p>
      <text:p text:style-name="P3"><text:span text:style-name="T4">C</text:span><text:span text:style-name="T2">omparing Arrays</text:span></text:p>
      <text:list xml:id="list1330641694" text:style-name="L8">
        <text:list-item>
          <text:p text:style-name="P13"><text:span text:style-name="T2">It is possible to compare arrays for equality with the == operator.</text:span></text:p>
        </text:list-item>
      </text:list>
      <text:p text:style-name="P14"><text:span text:style-name="T2"/></text:p>
      <text:p text:style-name="P4"><text:span text:style-name="T2">each vs map</text:span></text:p>
      <text:list xml:id="list1228975271" text:style-name="L9">
        <text:list-item>
          <text:p text:style-name="P33"><text:span text:style-name="T17">each</text:span><text:span text:style-name="T14"> is preferred over using a </text:span><text:span text:style-name="T16">for</text:span><text:span text:style-name="T14"> loop. The </text:span><text:span text:style-name="T16">each</text:span><text:span text:style-name="T14"> method works on objects that allows for iteration and is used along with a block. If given a block, each element will have the code block ran once. If no block is given, it returns an Enumerator.</text:span></text:p>
          <text:p text:style-name="P36"><text:span text:style-name="T14"/></text:p>
        </text:list-item>
        <text:list-item>
          <text:p text:style-name="P18">map<text:span text:style-name="T2"> </text:span><text:span text:style-name="T6">works on objects that allows for iteration. It works similarly to </text:span><text:span text:style-name="T9">each</text:span><text:span text:style-name="T6"> but returns a new array </text:span><text:span text:style-name="T2">containing the values returned by the block</text:span><text:span text:style-name="T6">.</text:span></text:p>
        </text:list-item>
        <text:list-item>
          <text:p text:style-name="P20"><text:span text:style-name="T6">There is a method </text:span><text:span text:style-name="T9">#map!</text:span><text:span text:style-name="T6"> which will directly mutate the called array. </text:span></text:p>
        </text:list-item>
      </text:list>
      <text:p text:style-name="P19"><text:span text:style-name="T6"/></text:p>
      <text:p text:style-name="P7"><text:span text:style-name="T2">Useful tips</text:span></text:p>
      <text:list xml:id="list3974897898" text:style-name="L10">
        <text:list-item>
          <text:p text:style-name="P16"><text:span text:style-name="T2">Use </text:span>%w <text:span text:style-name="T2">to avoid have to type quotes for string arrays.</text:span></text:p>
          <text:list>
            <text:list-item>
              <text:p text:style-name="P16"><text:span text:style-name="T2">ex. </text:span>users = %w(david john peter)</text:p>
            </text:list-item>
          </text:list>
        </text:list-item>
        <text:list-item>
          <text:p text:style-name="P16">#join<text:span text:style-name="T2"> takes one optional parameter to use as separator.</text:span></text:p>
          <text:list>
            <text:list-item>
              <text:p text:style-name="P16">ex. array = ['a', 'b', 'c']</text:p>
              <text:list>
                <text:list-header>
                  <text:p text:style-name="P28">array.join(' ') =&gt; 'a b c'</text:p>
                </text:list-header>
              </text:list>
            </text:list-item>
          </text:list>
        </text:list-item>
        <text:list-item>
          <text:p text:style-name="P28">Use <text:span text:style-name="T1">#flatten</text:span> to reduce 2D arrays into 1. </text:p>
        </text:list-item>
        <text:list-item>
          <text:p text:style-name="P28">Use <text:span text:style-name="T1">#sample</text:span> to pick a random element from an array.</text:p>
        </text:list-item>
      </text:list>
      <text:p text:style-name="P17"/>
      <text:p text:style-name="P6">Enumerables</text:p>
      <text:list xml:id="list1460865297" text:style-name="L11">
        <text:list-item>
          <text:p text:style-name="P29">Enumerables is a collection of iteration methods. Some methods are: #map, #select, #inject</text:p>
          <text:p text:style-name="P29"><text:span text:style-name="T1"/></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52" meta:word-count="633" meta:character-count="3366" meta:non-whitespace-character-count="2816"/>
  </office:meta>
</office:document-meta>
</file>